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lo from an OpenDocument Text!</text:h>
      <text:p text:style-name="Text_20_body">This first word is part of the direct text body, while <text:span text:style-name="T1">this second word</text:span> is part of a sub span of text, and this third word is also part of the direct text body, but after the end of the included sp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Mirko Nasato</meta:initial-creator>
    <meta:creation-date>2005-05-03T14:23:39</meta:creation-date>
    <dc:date>2009-07-31T14:45:47</dc:date>
    <dc:language>en-US</dc:language>
    <meta:editing-cycles>9</meta:editing-cycles>
    <meta:editing-duration>PT00H07M18S</meta:editing-duration>
    <meta:document-statistic meta:character-count="232" meta:image-count="0" meta:object-count="0" meta:page-count="1" meta:paragraph-count="2" meta:table-count="0" meta:word-count="47"/>
    <meta:user-defined meta:name="Info 1"/>
    <meta:user-defined meta:name="Info 2"/>
    <meta:user-defined meta:name="Info 3"/>
    <meta:user-defined meta:name="Info 4"/>
  </office:meta>
</office:document-meta>
</file>